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rsid="0014d48e" officeooo:paragraph-rsid="0014d48e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2pt" officeooo:rsid="0014d48e" officeooo:paragraph-rsid="0014d48e" style:font-size-asian="10.5pt" style:font-size-complex="12pt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2pt" officeooo:rsid="0014d48e" officeooo:paragraph-rsid="0014d48e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14d48e" officeooo:paragraph-rsid="0014d48e" style:font-size-asian="10.5pt" style:font-size-complex="12pt"/>
    </style:style>
    <style:style style:name="P5" style:family="paragraph" style:parent-style-name="Standard" style:list-style-name="L2">
      <style:paragraph-properties fo:text-align="start" style:justify-single-word="false"/>
      <style:text-properties fo:font-size="12pt" officeooo:rsid="0017decb" officeooo:paragraph-rsid="0017decb" style:font-size-asian="10.5pt" style:font-size-complex="12pt"/>
    </style:style>
    <style:style style:name="P6" style:family="paragraph" style:parent-style-name="Standard" style:list-style-name="L2">
      <style:paragraph-properties fo:text-align="start" style:justify-single-word="false"/>
      <style:text-properties fo:font-size="12pt" officeooo:rsid="0017decb" officeooo:paragraph-rsid="00182cb8" style:font-size-asian="10.5pt" style:font-size-complex="12pt"/>
    </style:style>
    <style:style style:name="P7" style:family="paragraph" style:parent-style-name="Standard" style:list-style-name="L2">
      <style:paragraph-properties fo:text-align="start" style:justify-single-word="false"/>
      <style:text-properties fo:font-size="12pt" officeooo:rsid="00182cb8" officeooo:paragraph-rsid="00182cb8" style:font-size-asian="10.5pt" style:font-size-complex="12pt"/>
    </style:style>
    <style:style style:name="T1" style:family="text">
      <style:text-properties officeooo:rsid="00182cb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inal Project Proposal</text:p>
      <text:p text:style-name="P2">Project Name: CEC Consortium</text:p>
      <text:p text:style-name="P2">Project Description: </text:p>
      <text:p text:style-name="P2"><text:tab/>CEC Consortium will be a collection of interesting and useful C++ projects organized by a central user interface which will allow users to view the details of and launch any of the included projects.</text:p>
      <text:p text:style-name="P2"><text:tab/>Each project will include JSON metadata describing its usage and functionality. This metadata will be read by the central user interface designed by Dylan.</text:p>
      <text:p text:style-name="P2">Project Members: Dylan, Julian, Alexander, Brandon</text:p>
      <text:p text:style-name="P2">Project Roles:</text:p>
      <text:list xml:id="list4223313549" text:style-name="L1">
        <text:list-item>
          <text:p text:style-name="P3">Julian – ScrumMaster</text:p>
        </text:list-item>
        <text:list-item>
          <text:p text:style-name="P3">Dylan – Product Owner</text:p>
        </text:list-item>
        <text:list-item>
          <text:p text:style-name="P3">Brandon, Alexander – Development Team</text:p>
        </text:list-item>
      </text:list>
      <text:p text:style-name="P2">Development Schedule:</text:p>
      <text:list xml:id="list1080850047" text:style-name="L2">
        <text:list-item>
          <text:p text:style-name="P5">Dylan</text:p>
          <text:list>
            <text:list-item>
              <text:p text:style-name="P5">11/4 – 11/8: Basic UI built, CI/CD system integrated</text:p>
              <text:list>
                <text:list-item>
                  <text:p text:style-name="P5">UI on <text:span text:style-name="T1">GitHub</text:span>, CI/CD system integrated with GitHub repository</text:p>
                </text:list-item>
              </text:list>
            </text:list-item>
            <text:list-item>
              <text:p text:style-name="P5">11/11 – 11/15: Metadata read and processed</text:p>
              <text:list>
                <text:list-item>
                  <text:p text:style-name="P5">Metadata processing algorithm</text:p>
                </text:list-item>
              </text:list>
            </text:list-item>
            <text:list-item>
              <text:p text:style-name="P5">11/18 – 11/22: Fully distributable binary prepared</text:p>
              <text:list>
                <text:list-item>
                  <text:p text:style-name="P5">Releases present on GitHub</text:p>
                </text:list-item>
              </text:list>
            </text:list-item>
            <text:list-item>
              <text:p text:style-name="P5">12/2 – 12/6: QA testing, minor improvements</text:p>
            </text:list-item>
          </text:list>
        </text:list-item>
        <text:list-item>
          <text:p text:style-name="P5">Alexander</text:p>
          <text:list>
            <text:list-item>
              <text:p text:style-name="P5">11/4 – 11/8: Pacman development</text:p>
              <text:list>
                <text:list-item>
                  <text:p text:style-name="P6">Put project on <text:span text:style-name="T1">GitHub</text:span></text:p>
                </text:list-item>
              </text:list>
            </text:list-item>
            <text:list-item>
              <text:p text:style-name="P5">11/11 – 11/15: Pacman development</text:p>
              <text:list>
                <text:list-item>
                  <text:p text:style-name="P5">Add metadata to project</text:p>
                </text:list-item>
              </text:list>
            </text:list-item>
            <text:list-item>
              <text:p text:style-name="P5">11/18 – 11/22: Pacman development</text:p>
              <text:list>
                <text:list-item>
                  <text:p text:style-name="P6">Ensure project deploys properly</text:p>
                </text:list-item>
              </text:list>
            </text:list-item>
            <text:list-item>
              <text:p text:style-name="P6">12/2 – 12/6: Pacman QA testing and improvements, <text:span text:style-name="T1">finishing touches</text:span></text:p>
            </text:list-item>
          </text:list>
        </text:list-item>
        <text:list-item>
          <text:p text:style-name="P5">Julian</text:p>
          <text:list>
            <text:list-item>
              <text:p text:style-name="P5">Weekly SCRUM meetings. Continuous project review and management, QA for all developers.</text:p>
            </text:list-item>
            <text:list-item>
              <text:p text:style-name="P7">Organized daily checkup meetings</text:p>
            </text:list-item>
          </text:list>
        </text:list-item>
        <text:list-item>
          <text:p text:style-name="P5">Brandon</text:p>
          <text:list>
            <text:list-item>
              <text:p text:style-name="P5">11/4 – 11/8: Project development</text:p>
              <text:list>
                <text:list-item>
                  <text:p text:style-name="P6">Put project on <text:span text:style-name="T1">GitHub</text:span></text:p>
                </text:list-item>
              </text:list>
            </text:list-item>
            <text:list-item>
              <text:p text:style-name="P5">11/11 – 11/15: Project development</text:p>
              <text:list>
                <text:list-item>
                  <text:p text:style-name="P5">Add metadata to project</text:p>
                </text:list-item>
              </text:list>
            </text:list-item>
            <text:list-item>
              <text:p text:style-name="P5">11/18 – 11/22: Project development</text:p>
              <text:list>
                <text:list-item>
                  <text:p text:style-name="P5">Ensure project deploys properly</text:p>
                </text:list-item>
              </text:list>
            </text:list-item>
            <text:list-item>
              <text:p text:style-name="P5">12/2 – 12/6: <text:span text:style-name="T1">Project QA testing and improvements, </text:span>finishing touches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8T19:24:29.410000000</meta:creation-date>
    <dc:date>2019-10-29T07:51:09.723000000</dc:date>
    <meta:editing-duration>PT2H55M23S</meta:editing-duration>
    <meta:editing-cycles>2</meta:editing-cycles>
    <meta:generator>LibreOffice/6.1.0.3$Windows_X86_64 LibreOffice_project/efb621ed25068d70781dc026f7e9c5187a4decd1</meta:generator>
    <meta:document-statistic meta:table-count="0" meta:image-count="0" meta:object-count="0" meta:page-count="1" meta:paragraph-count="38" meta:word-count="244" meta:character-count="1548" meta:non-whitespace-character-count="1354"/>
  </office:meta>
</office:document-meta>
</file>